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GB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style:font-name-asian="Times New Roman" style:font-name-complex="Times New Roman" style:font-weight-complex="bold"/>
    </style:style>
    <style:style style:name="T5" style:family="text">
      <style:text-properties fo:language="en" fo:country="GB" fo:font-weight="bold" style:font-name-asian="Times New Roman" style:font-weight-asian="bold" style:font-name-complex="Times New Roman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7" style:family="text">
      <style:text-properties fo:font-size="14pt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3cm" draw:z-index="0"><draw:image xlink:href="../../odt_eng/images/0099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Controllable key transferable over inputs type 1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89cm" svg:height="2.221cm" draw:z-index="0"><draw:image xlink:href="../../odt_eng/images/009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2" office:value-type="string">
            <text:p text:style-name="P2">in diagram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5">is</text:span></text:span><text:span text:style-name="Основной_20_шрифт_20_абзаца"><text:span text:style-name="T3"> </text:span></text:span><text:span text:style-name="Основной_20_шрифт_20_абзаца"><text:span text:style-name="T6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6"><draw:frame draw:style-name="fr4" draw:name="Object3" text:anchor-type="as-char" svg:width="6.936cm" svg:height="1.393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2.466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 are for unit input signals (or vectors of signals),</text:span></text:span><text:span text:style-name="Основной_20_шрифт_20_абзаца"><text:span text:style-name="T3"><draw:frame draw:style-name="fr4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 is for unit output signal (or vector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6">from the top</text:span></text:span><text:span text:style-name="Основной_20_шрифт_20_абзаца"><text:span text:style-name="T3">. In the process of calculation the image of the unit changes depending on the availability of a control signal: the ke</text:span></text:span><text:span text:style-name="Основной_20_шрифт_20_абзаца"><text:span text:style-name="T3">y is normally transferred to</text:span></text:span><text:span text:style-name="Основной_20_шрифт_20_абзаца"><text:span text:style-name="T6"> the first </text:span></text:span><text:span text:style-name="Основной_20_шрифт_20_абзаца"><text:span text:style-name="T4">input</text:span></text:span><text:span text:style-name="Основной_20_шрифт_20_абзаца"><text:span text:style-name="T3">, when a control signal is delivered the key is transferred to </text:span></text:span><text:span text:style-name="Основной_20_шрифт_20_абзаца"><text:span text:style-name="T6">the second </text:span></text:span><text:span text:style-name="Основной_20_шрифт_20_абзаца"><text:span text:style-name="T4">input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6"><text:span text:style-name="Основной_20_шрифт_20_абзаца"><text:span text:style-name="T7"><draw:frame draw:style-name="fr3" draw:name="Графический объект3" text:anchor-type="as-char" svg:width="6.69cm" svg:height="2.671cm" draw:z-index="0"><draw:image xlink:href="../../odt_eng/images/0099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6"><text:span text:style-name="Основной_20_шрифт_20_абзаца"><text:span text:style-name="T7"><draw:frame draw:style-name="fr2" draw:name="Графический объект4" text:anchor-type="as-char" svg:width="6.75cm" svg:height="2.731cm" draw:z-index="0"><draw:image xlink:href="../../odt_eng/images/0099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</text:span></text:span><text:span text:style-name="Основной_20_шрифт_20_абзаца"><text:span text:style-name="T3">“Enter the submodel” with the right button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3">: any properties are not required for operation of the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перекидной по входам тип 1</dc:title>
    <meta:creation-date>2012-01-25T11:11:00</meta:creation-date>
    <dc:date>2012-03-05T18:33:33.92</dc:date>
    <meta:editing-cycles>44</meta:editing-cycles>
    <meta:editing-duration>PT2H51S</meta:editing-duration>
    <dc:creator>Александр </dc:creator>
    <meta:document-statistic meta:table-count="2" meta:image-count="4" meta:object-count="3" meta:page-count="1" meta:paragraph-count="15" meta:word-count="135" meta:character-count="79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9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i mathvariant="italic">Control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i mathvariant="italic">Control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if ~ Control(t) = 0; #
alignl x_2(t), ~ if ~ Control(t) = 1;}  right none</annotation>
  </semantics>
</math>
</file>

<file path=Object 2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